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6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arrangementofsections">
      <style:paragraph-properties fo:text-align="start" style:justify-single-word="false"/>
    </style:style>
    <style:style style:name="P9" style:family="paragraph" style:parent-style-name="longtitle">
      <style:paragraph-properties text:number-lines="true" text:line-number="5"/>
    </style:style>
    <style:style style:name="P10" style:family="paragraph" style:parent-style-name="Standard">
      <style:paragraph-properties text:number-lines="false" text:line-number="0"/>
    </style:style>
    <style:style style:name="P11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2" style:family="paragraph" style:parent-style-name="bill">
      <style:paragraph-properties text:number-lines="false" text:line-number="0"/>
    </style:style>
    <style:style style:name="P13" style:family="paragraph" style:parent-style-name="hr2">
      <style:paragraph-properties text:number-lines="false" text:line-number="0"/>
    </style:style>
    <style:style style:name="P14" style:family="paragraph" style:parent-style-name="hr2">
      <style:paragraph-properties text:number-lines="false" text:line-number="0"/>
      <style:text-properties style:font-name="Times New Roman"/>
    </style:style>
    <style:style style:name="P15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6" style:family="paragraph" style:parent-style-name="asinitiated">
      <style:paragraph-properties text:number-lines="false" text:line-number="0"/>
    </style:style>
    <style:style style:name="P17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9" style:family="paragraph" style:parent-style-name="shorttitlebackpage">
      <style:paragraph-properties text:number-lines="false" text:line-number="0"/>
    </style:style>
    <style:style style:name="P20" style:family="paragraph" style:parent-style-name="shorttitlebackpage">
      <style:paragraph-properties text:number-lines="false" text:line-number="0"/>
      <style:text-properties fo:color="#000000" style:font-name="Times New Roman" fo:font-size="13pt" fo:font-weight="normal" style:font-name-asian="Helv" style:font-size-asian="13pt" style:font-weight-asian="normal" style:font-name-complex="Helv" style:font-size-complex="13pt" style:font-weight-complex="normal"/>
    </style:style>
    <style:style style:name="P21" style:family="paragraph" style:parent-style-name="shorttitleenglish">
      <style:paragraph-properties text:number-lines="true" text:line-number="0"/>
    </style:style>
    <style:style style:name="P22" style:family="paragraph" style:parent-style-name="shorttitleirish_5f_frontpage">
      <style:paragraph-properties fo:margin-left="0cm" fo:margin-right="0cm" fo:margin-top="0cm" fo:margin-bottom="0cm" fo:line-height="150%" fo:text-indent="0cm" style:auto-text-indent="false" style:text-autospace="none" style:writing-mode="lr-tb"/>
    </style:style>
    <style:style style:name="P23" style:family="paragraph" style:parent-style-name="shorttitleenglish_5f_frontpage">
      <style:paragraph-properties fo:margin-left="0cm" fo:margin-right="0cm" fo:margin-top="0cm" fo:margin-bottom="0cm" fo:line-height="150%" fo:text-indent="0cm" style:auto-text-indent="false" style:text-autospace="none" style:writing-mode="lr-tb"/>
    </style:style>
    <style:style style:name="P24" style:family="paragraph" style:parent-style-name="backpageprovision_5f_no_5f_line_5f_numbering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master-page-name="frontcover">
      <style:paragraph-properties style:page-number="1"/>
    </style:style>
    <style:style style:name="P26" style:family="paragraph" style:parent-style-name="graphic" style:master-page-name="First_20_Page">
      <style:paragraph-properties style:page-number="1"/>
    </style:style>
    <style:style style:name="P27" style:family="paragraph" style:parent-style-name="graphic" style:master-page-name="Standard">
      <style:paragraph-properties style:page-number="auto" text:number-lines="false" text:line-number="0"/>
    </style:style>
    <style:style style:name="P28" style:family="paragraph" style:parent-style-name="tocsectionnumber" style:master-page-name="Standard">
      <style:paragraph-properties style:page-number="auto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font-size="11pt" fo:font-weight="normal" style:font-name-asian="Times New Roman3" style:font-size-asian="11pt" style:font-weight-asian="normal" style:font-name-complex="Times New Roman3" style:font-size-complex="11pt" style:font-weight-complex="normal"/>
    </style:style>
    <style:style style:name="T7" style:family="text">
      <style:text-properties style:font-name="Times New Roman3"/>
    </style:style>
    <style:style style:name="T8" style:family="text">
      <style:text-properties fo:color="#000000" style:font-name-asian="Helv" style:font-name-complex="Helv"/>
    </style:style>
    <style:style style:name="T9" style:family="text">
      <style:text-properties fo:color="#000000" style:font-name="Times New Roman" fo:font-size="11pt" fo:font-weight="normal" style:font-name-asian="Helv" style:font-size-asian="11pt" style:font-weight-asian="normal" style:font-name-complex="Helv" style:font-size-complex="11pt" style:font-weight-complex="normal"/>
    </style:style>
    <style:style style:name="T10" style:family="text">
      <style:text-properties fo:color="#000000" style:font-name="Times New Roman" fo:font-size="11pt" fo:font-weight="normal" style:font-name-asian="Times New Roman3" style:font-size-asian="11pt" style:font-weight-asian="normal" style:font-name-complex="Times New Roman3" style:font-size-complex="11pt" style:font-weight-complex="normal"/>
    </style:style>
    <style:style style:name="T11" style:family="text">
      <style:text-properties fo:color="#000000" style:font-name="Times New Roman" fo:font-size="14pt" fo:font-weight="bold" style:font-name-asian="Helv" style:font-size-asian="14pt" style:font-weight-asian="bold" style:font-name-complex="Helv" style:font-size-complex="14pt" style:font-weight-complex="bold"/>
    </style:style>
    <style:style style:name="T12" style:family="text">
      <style:text-properties fo:color="#000000" style:font-name="Times New Roman" fo:font-size="13pt" fo:font-weight="normal" style:font-name-asian="Helv" style:font-size-asian="13pt" style:font-weight-asian="normal" style:font-name-complex="Helv" style:font-size-complex="13pt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64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DHÚNORGAIN CHORPARÁIDEACH (UIMH. 2), 2016" text:name="GA_shorttitle"/>
        <text:user-field-decl office:value-type="string" office:string-value="Corporate Manslaughter (No. 2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create the indictable offence of corporate manslaughter by an undertaking, to create the indictable offence of grossly negligent management causing death by a high managerial agent of the undertaking, and to provide for related matters." text:name="EN_longtitle"/>
        <text:user-field-decl office:value-type="string" office:string-value="GA_shorttitle_caps" text:name="GA_shorttitle_caps"/>
      </text:user-field-decls>
      <text:p text:style-name="P25"/>
      <text:p text:style-name="Standard"/>
      <text:p text:style-name="graphic_5f_frontpage"/>
      <text:p text:style-name="hr"/>
      <text:p text:style-name="P22"><text:span text:style-name="bold_5f_noitalic_5f_nounderline"><text:span text:style-name="T11">An Bille um Dhúnorgain Chorparáideach (Uimh. 2), 2016</text:span></text:span></text:p>
      <text:p text:style-name="P23"><text:span text:style-name="bold_5f_noitalic_5f_nounderline"><text:span text:style-name="T11">Corporate Manslaughter (No. 2) Bill 2016</text:span></text:span></text:p>
      <text:p text:style-name="hr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6"/>
      <text:p text:style-name="hr"/>
      <text:p text:style-name="shorttitleirish"><text:user-field-get text:name="GA_shorttitle">AN BILLE UM DHÚNORGAIN CHORPARÁIDEACH (UIMH. 2), 2016</text:user-field-get></text:p>
      <text:p text:style-name="shorttitleenglish"><text:span text:style-name="bold_5f_noitalic_5f_nounderline"><text:span text:style-name="T2"><text:user-field-get text:name="EN_shorttitle">Corporate Manslaughter (No. 2) Bill 2016</text:user-field-get></text:span></text:span><text:span text:style-name="bold_5f_noitalic_5f_nounderline"><text:span text:style-name="T2"> </text:span></text:span></text:p>
      <text:p text:style-name="hr"/>
      <text:p text:style-name="P5"><text:span text:style-name="nobold_5f_italic_5f_nounderline"><text:user-field-get text:name="GA_DOC_STAGE">Mar a tionscnaíodh</text:user-field-get></text:span><text:span text:style-name="nobold_5f_italic_5f_nounderline"> </text:span></text:p>
      <text:p text:style-name="P7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6"/>
      <text:p text:style-name="arrangementofsections">CONTENTS</text:p>
      <text:p text:style-name="arrangementofsections"/>
      <text:p text:style-name="P8">Section</text:p>
      <text:p text:style-name="tocsectionnumber">1. <text:s/><text:bookmark-ref text:reference-format="text" text:ref-name="toc_book_1">Interpretation</text:bookmark-ref></text:p>
      <text:p text:style-name="tocsectionnumber">2. <text:s/><text:bookmark-ref text:reference-format="text" text:ref-name="toc_book_2">Offence of corporate manslaughter</text:bookmark-ref></text:p>
      <text:p text:style-name="tocsectionnumber">3. <text:s/><text:bookmark-ref text:reference-format="text" text:ref-name="toc_book_3">Offence of grossly negligent management causing death</text:bookmark-ref></text:p>
      <text:p text:style-name="tocsectionnumber">4. <text:s/><text:bookmark-ref text:reference-format="text" text:ref-name="toc_book_4">Prosecution of offences</text:bookmark-ref></text:p>
      <text:p text:style-name="tocsectionnumber">5. <text:s/><text:bookmark-ref text:reference-format="text" text:ref-name="toc_book_5">Penalties</text:bookmark-ref></text:p>
      <text:p text:style-name="tocsectionnumber">6. <text:s/><text:bookmark-ref text:reference-format="text" text:ref-name="toc_book_6">Pre-sanction reports</text:bookmark-ref></text:p>
      <text:p text:style-name="tocsectionnumber">7. <text:s/><text:bookmark-ref text:reference-format="text" text:ref-name="toc_book_7">Remedial orders</text:bookmark-ref></text:p>
      <text:p text:style-name="tocsectionnumber">8. <text:s/><text:bookmark-ref text:reference-format="text" text:ref-name="toc_book_8">Community service orders</text:bookmark-ref></text:p>
      <text:p text:style-name="tocsectionnumber">9. <text:s/><text:bookmark-ref text:reference-format="text" text:ref-name="toc_book_9">Adverse publicity orders</text:bookmark-ref></text:p>
      <text:p text:style-name="tocsectionnumber">10. <text:s/><text:bookmark-ref text:reference-format="text" text:ref-name="toc_book_10">Disqualification orders</text:bookmark-ref></text:p>
      <text:p text:style-name="tocsectionnumber">11. <text:s/><text:bookmark-ref text:reference-format="text" text:ref-name="toc_book_11">Effect on prosecution for manslaughter by gross negligence</text:bookmark-ref></text:p>
      <text:p text:style-name="tocsectionnumber">12. <text:s/><text:bookmark-ref text:reference-format="text" text:ref-name="toc_book_12">Disregarding separate legal personality</text:bookmark-ref></text:p>
      <text:p text:style-name="tocsectionnumber">13. <text:s/><text:bookmark-ref text:reference-format="text" text:ref-name="toc_book_13">Short title</text:bookmark-ref></text:p>
      <text:p text:style-name="tocsectionnumber"/>
      <text:p text:style-name="tocsectionnumber"/>
      <text:p text:style-name="P28"/>
      <text:p text:style-name="P27"/>
      <text:p text:style-name="hr"/>
      <text:p text:style-name="shorttitleirish"><text:hidden-text text:condition="ooow:" text:string-value="P5:L1" text:is-hidden="true"/><text:user-field-get text:name="GA_shorttitle">AN BILLE UM DHÚNORGAIN CHORPARÁIDEACH (UIMH. 2), 2016</text:user-field-get></text:p>
      <text:p text:style-name="P21"><text:hidden-text text:condition="ooow:" text:string-value="P5:L2" text:is-hidden="true"/><text:span text:style-name="bold_5f_noitalic_5f_nounderline"><text:span text:style-name="T2"><text:user-field-get text:name="EN_shorttitle">Corporate Manslaughter (No. 2)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9"><text:hidden-text text:condition="ooow:" text:string-value="P5:L5" text:is-hidden="true"/>An Act to create the indictable offence of corporate manslaughter by an undertaking, to <text:hidden-text text:condition="ooow:" text:string-value="P5:L6" text:is-hidden="true"/>create the indictable offence of grossly negligent management causing death by a high <text:hidden-text text:condition="ooow:" text:string-value="P5:L7" text:is-hidden="true"/>managerial agent of the undertaking, and to provide for related matters.</text:p>
      <text:p text:style-name="enacted"><text:hidden-text text:condition="ooow:" text:string-value="P5:L8" text:is-hidden="true"/>Be it enacted by the Oireachtas as follows:</text:p>
      <text:p text:style-name="shouldernote"><text:hidden-text text:condition="ooow:" text:string-value="P5:L9" text:is-hidden="true"/><text:bookmark-start text:name="toc_book_1"/>Interpretation<text:bookmark-end text:name="toc_book_1"/></text:p>
      <text:p text:style-name="section"><text:hidden-text text:condition="ooow:" text:string-value="P5:L10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⁠—</text:p>
      <text:p text:style-name="section"><text:hidden-text text:condition="ooow:" text:string-value="P5:L11" text:is-hidden="true"/><text:tab/>“court” means Circuit Criminal Court;</text:p>
      <text:p text:style-name="section"><text:hidden-text text:condition="ooow:" text:string-value="P5:L12" text:is-hidden="true"/><text:tab/>“high managerial agent” means a person being a director, manager, or other similar <text:hidden-text text:condition="ooow:" text:string-value="P5:L13" text:is-hidden="true"/>officer of the undertaking, or a person who purports to act in such a capacity, including <text:hidden-text text:condition="ooow:" text:string-value="P5:L14" text:is-hidden="true"/>those that play a role in the making of decisions about how the whole or part of the <text:hidden-text text:condition="ooow:" text:string-value="P5:L15" text:is-hidden="true"/>activities of the undertaking are to be managed or organised or the actual managing of <text:hidden-text text:condition="ooow:" text:string-value="P5:L16" text:is-hidden="true"/>those activities, including those who have been delegated managerial duties, whether or <text:hidden-text text:condition="ooow:" text:string-value="P5:L17" text:is-hidden="true"/>not that person has a contract of employment with that undertaking;</text:p>
      <text:p text:style-name="section"><text:hidden-text text:condition="ooow:" text:string-value="P5:L18" text:is-hidden="true"/><text:tab/>“undertaking” means a person being a body corporate or an unincorporated body of <text:hidden-text text:condition="ooow:" text:string-value="P5:L19" text:is-hidden="true"/>persons engaged in the production, supply or distribution of goods or, the provision of a <text:hidden-text text:condition="ooow:" text:string-value="P5:L20" text:is-hidden="true"/>service whether carried on for profit or not including those which are Government <text:hidden-text text:condition="ooow:" text:string-value="P5:L21" text:is-hidden="true"/>departments and statutory bodies, whether carried on for profit or not, as well as faith <text:hidden-text text:condition="ooow:" text:string-value="P5:L22" text:is-hidden="true"/>based organisations and groups.</text:p>
      <text:p text:style-name="shouldernote"><text:hidden-text text:condition="ooow:" text:string-value="P5:L23" text:is-hidden="true"/><text:bookmark-start text:name="toc_book_2"/>Offence of corporate manslaughter<text:bookmark-end text:name="toc_book_2"/></text:p>
      <text:p text:style-name="subsection"><text:hidden-text text:condition="ooow:" text:string-value="P5:L24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Where an undertaking causes the death of a human person by gross negligence that <text:hidden-text text:condition="ooow:" text:string-value="P5:L25" text:is-hidden="true"/>undertaking is guilty of an offence called “corporate manslaughter”.</text:p>
      <text:p text:style-name="subsection"><text:hidden-text text:condition="ooow:" text:string-value="P5:L26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An undertaking causes death by gross negligence where⁠—</text:p>
      <text:p text:style-name="paragraph"><text:hidden-text text:condition="ooow:" text:string-value="P5:L27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it owed a duty of care to the deceased person,</text:p>
      <text:p text:style-name="paragraph"><text:hidden-text text:condition="ooow:" text:string-value="P5:L28" text:is-hidden="true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it breached that duty of care in that it failed to meet the standard of care in <text:hidden-text text:condition="ooow:" text:string-value="P5:L29" text:is-hidden="true"/><text:span text:style-name="T3">subsection</text:span> <text:span text:style-name="T3"><text:reference-ref text:reference-format="text" text:ref-name="subsectionnumber_3">(3)</text:reference-ref></text:span>,</text:p>
      <text:p text:style-name="paragraph"><text:hidden-text text:condition="ooow:" text:string-value="P5:L30" text:is-hidden="true"/><text:tab/><text:reference-mark-start text:name="paragraphnumber_3"/>(<text:sequence text:ref-name="refparagraphnumber2" text:name="paragraphnumber" text:formula="ooow:paragraphnumber+1" style:num-format="a">c</text:sequence>)<text:reference-mark-end text:name="paragraphnumber_3"/><text:tab/>the breach of duty involved a significant risk of death or serious personal harm, <text:hidden-text text:condition="ooow:" text:string-value="P5:L31" text:is-hidden="true"/>and</text:p>
      <text:p text:style-name="paragraph"><text:soft-page-break/><text:hidden-text text:condition="ooow:" text:string-value="P6:L1" text:is-hidden="true"/><text:tab/><text:reference-mark-start text:name="paragraphnumber_4"/>(<text:sequence text:ref-name="refparagraphnumber3" text:name="paragraphnumber" text:formula="ooow:paragraphnumber+1" style:num-format="a">d</text:sequence>)<text:reference-mark-end text:name="paragraphnumber_4"/><text:tab/>that breach caused the death of the person.</text:p>
      <text:p text:style-name="subsection"><text:hidden-text text:condition="ooow:" text:string-value="P6:L2" text:is-hidden="true"/><text:tab/><text:reference-mark-start text:name="subsectionnumber_3"/>(<text:sequence text:ref-name="refsubsectionnumber2" text:name="subsectionnumber" text:formula="ooow:subsectionnumber+1" style:num-format="1">3</text:sequence>)<text:reference-mark-end text:name="subsectionnumber_3"/><text:tab/>The standard of care required of the undertaking is to take all reasonable measures to <text:hidden-text text:condition="ooow:" text:string-value="P6:L3" text:is-hidden="true"/>anticipate and prevent risks to human life, having due regard to the size and <text:hidden-text text:condition="ooow:" text:string-value="P6:L4" text:is-hidden="true"/>circumstances of the undertaking.</text:p>
      <text:p text:style-name="subsection"><text:hidden-text text:condition="ooow:" text:string-value="P6:L5" text:is-hidden="true"/><text:tab/><text:reference-mark-start text:name="subsectionnumber_4"/>(<text:sequence text:ref-name="refsubsectionnumber3" text:name="subsectionnumber" text:formula="ooow:subsectionnumber+1" style:num-format="1">4</text:sequence>)<text:reference-mark-end text:name="subsectionnumber_4"/><text:tab/>In assessing whether the undertaking owed the deceased person a duty of care the <text:hidden-text text:condition="ooow:" text:string-value="P6:L6" text:is-hidden="true"/>court shall have regard to the common law or statutory duties imposed on the <text:hidden-text text:condition="ooow:" text:string-value="P6:L7" text:is-hidden="true"/>undertaking, and in particular shall have regard to whether the undertaking owed a <text:hidden-text text:condition="ooow:" text:string-value="P6:L8" text:is-hidden="true"/>duty as⁠—</text:p>
      <text:p text:style-name="paragraph"><text:hidden-text text:condition="ooow:" text:string-value="P6:L9" text:is-hidden="true"/><text:tab/><text:reference-mark-start text:name="paragraphnumber_5"/>(<text:sequence text:ref-name="refparagraphnumber4" text:name="paragraphnumber" text:formula="ooow:1" style:num-format="a">a</text:sequence>)<text:reference-mark-end text:name="paragraphnumber_5"/><text:tab/>an employer or subcontracted employer,</text:p>
      <text:p text:style-name="paragraph"><text:hidden-text text:condition="ooow:" text:string-value="P6:L10" text:is-hidden="true"/><text:tab/><text:reference-mark-start text:name="paragraphnumber_6"/>(<text:sequence text:ref-name="refparagraphnumber5" text:name="paragraphnumber" text:formula="ooow:paragraphnumber+1" style:num-format="a">b</text:sequence>)<text:reference-mark-end text:name="paragraphnumber_6"/><text:tab/>an occupier of land,</text:p>
      <text:p text:style-name="paragraph"><text:hidden-text text:condition="ooow:" text:string-value="P6:L11" text:is-hidden="true"/><text:tab/><text:reference-mark-start text:name="paragraphnumber_7"/>(<text:sequence text:ref-name="refparagraphnumber6" text:name="paragraphnumber" text:formula="ooow:paragraphnumber+1" style:num-format="a">c</text:sequence>)<text:reference-mark-end text:name="paragraphnumber_7"/><text:tab/>a producer of goods, or</text:p>
      <text:p text:style-name="paragraph"><text:hidden-text text:condition="ooow:" text:string-value="P6:L12" text:is-hidden="true"/><text:tab/><text:reference-mark-start text:name="paragraphnumber_8"/>(<text:sequence text:ref-name="refparagraphnumber7" text:name="paragraphnumber" text:formula="ooow:paragraphnumber+1" style:num-format="a">d</text:sequence>)<text:reference-mark-end text:name="paragraphnumber_8"/><text:tab/>a provider of services.</text:p>
      <text:p text:style-name="subsection"><text:hidden-text text:condition="ooow:" text:string-value="P6:L13" text:is-hidden="true"/><text:tab/><text:reference-mark-start text:name="subsectionnumber_5"/>(<text:sequence text:ref-name="refsubsectionnumber4" text:name="subsectionnumber" text:formula="ooow:subsectionnumber+1" style:num-format="1">5</text:sequence>)<text:reference-mark-end text:name="subsectionnumber_5"/><text:tab/>In assessing whether the undertaking breached the standard of care in <text:span text:style-name="T3">subsection</text:span> <text:span text:style-name="T3"><text:reference-ref text:reference-format="text" text:ref-name="subsectionnumber_3">(3)</text:reference-ref></text:span>, <text:hidden-text text:condition="ooow:" text:string-value="P6:L14" text:is-hidden="true"/>the court shall have regard to any or all of the following:</text:p>
      <text:p text:style-name="paragraph"><text:hidden-text text:condition="ooow:" text:string-value="P6:L15" text:is-hidden="true"/><text:tab/><text:reference-mark-start text:name="paragraphnumber_9"/>(<text:sequence text:ref-name="refparagraphnumber8" text:name="paragraphnumber" text:formula="ooow:1" style:num-format="a">a</text:sequence>)<text:reference-mark-end text:name="paragraphnumber_9"/><text:tab/>the way in which the activities of the undertaking are managed or organised by its <text:hidden-text text:condition="ooow:" text:string-value="P6:L16" text:is-hidden="true"/>managerial agents;</text:p>
      <text:p text:style-name="paragraph"><text:hidden-text text:condition="ooow:" text:string-value="P6:L17" text:is-hidden="true"/><text:tab/><text:reference-mark-start text:name="paragraphnumber_10"/>(<text:sequence text:ref-name="refparagraphnumber9" text:name="paragraphnumber" text:formula="ooow:paragraphnumber+1" style:num-format="a">b</text:sequence>)<text:reference-mark-end text:name="paragraphnumber_10"/><text:tab/>the allocation of responsibility or activities within the undertaking;</text:p>
      <text:p text:style-name="paragraph"><text:hidden-text text:condition="ooow:" text:string-value="P6:L18" text:is-hidden="true"/><text:tab/><text:reference-mark-start text:name="paragraphnumber_11"/>(<text:sequence text:ref-name="refparagraphnumber10" text:name="paragraphnumber" text:formula="ooow:paragraphnumber+1" style:num-format="a">c</text:sequence>)<text:reference-mark-end text:name="paragraphnumber_11"/><text:tab/>the procedural rules of the undertaking;</text:p>
      <text:p text:style-name="paragraph"><text:hidden-text text:condition="ooow:" text:string-value="P6:L19" text:is-hidden="true"/><text:tab/><text:reference-mark-start text:name="paragraphnumber_12"/>(<text:sequence text:ref-name="refparagraphnumber11" text:name="paragraphnumber" text:formula="ooow:paragraphnumber+1" style:num-format="a">d</text:sequence>)<text:reference-mark-end text:name="paragraphnumber_12"/><text:tab/>the policies of the undertaking;</text:p>
      <text:p text:style-name="paragraph"><text:hidden-text text:condition="ooow:" text:string-value="P6:L20" text:is-hidden="true"/><text:tab/><text:reference-mark-start text:name="paragraphnumber_13"/>(<text:sequence text:ref-name="refparagraphnumber12" text:name="paragraphnumber" text:formula="ooow:paragraphnumber+1" style:num-format="a">e</text:sequence>)<text:reference-mark-end text:name="paragraphnumber_13"/><text:tab/>the training and supervision of employees of the undertaking;</text:p>
      <text:p text:style-name="paragraph"><text:hidden-text text:condition="ooow:" text:string-value="P6:L21" text:is-hidden="true"/><text:tab/><text:reference-mark-start text:name="paragraphnumber_14"/>(<text:sequence text:ref-name="refparagraphnumber13" text:name="paragraphnumber" text:formula="ooow:paragraphnumber+1" style:num-format="a">f</text:sequence>)<text:reference-mark-end text:name="paragraphnumber_14"/><text:tab/>the response of the undertaking to previous incidents involving a risk of death or <text:hidden-text text:condition="ooow:" text:string-value="P6:L22" text:is-hidden="true"/>serious personal harm;</text:p>
      <text:p text:style-name="paragraph"><text:hidden-text text:condition="ooow:" text:string-value="P6:L23" text:is-hidden="true"/><text:tab/><text:reference-mark-start text:name="paragraphnumber_15"/>(<text:sequence text:ref-name="refparagraphnumber14" text:name="paragraphnumber" text:formula="ooow:paragraphnumber+1" style:num-format="a">g</text:sequence>)<text:reference-mark-end text:name="paragraphnumber_15"/><text:tab/>the stated and actual goals of the undertaking;</text:p>
      <text:p text:style-name="paragraph"><text:hidden-text text:condition="ooow:" text:string-value="P6:L24" text:is-hidden="true"/><text:tab/><text:reference-mark-start text:name="paragraphnumber_16"/>(<text:sequence text:ref-name="refparagraphnumber15" text:name="paragraphnumber" text:formula="ooow:paragraphnumber+1" style:num-format="a">h</text:sequence>)<text:reference-mark-end text:name="paragraphnumber_16"/><text:tab/>the adequacy of the communications systems within the undertaking including <text:hidden-text text:condition="ooow:" text:string-value="P6:L25" text:is-hidden="true"/>systems for communicating information to others affected by the activities of the <text:hidden-text text:condition="ooow:" text:string-value="P6:L26" text:is-hidden="true"/>undertaking;</text:p>
      <text:p text:style-name="paragraph"><text:hidden-text text:condition="ooow:" text:string-value="P6:L27" text:is-hidden="true"/><text:tab/><text:reference-mark-start text:name="paragraphnumber_17"/>(<text:sequence text:ref-name="refparagraphnumber16" text:name="paragraphnumber" text:formula="ooow:paragraphnumber+1" style:num-format="a">i</text:sequence>)<text:reference-mark-end text:name="paragraphnumber_17"/><text:tab/>the regulatory environment in which the undertaking operates, including any <text:hidden-text text:condition="ooow:" text:string-value="P6:L28" text:is-hidden="true"/>statutory duties to which the undertaking is subject;</text:p>
      <text:p text:style-name="paragraph"><text:hidden-text text:condition="ooow:" text:string-value="P6:L29" text:is-hidden="true"/><text:tab/><text:reference-mark-start text:name="paragraphnumber_18"/>(<text:sequence text:ref-name="refparagraphnumber17" text:name="paragraphnumber" text:formula="ooow:paragraphnumber+1" style:num-format="a">j</text:sequence>)<text:reference-mark-end text:name="paragraphnumber_18"/><text:tab/>any assurance systems to which the undertaking has subscribed;</text:p>
      <text:p text:style-name="paragraph"><text:hidden-text text:condition="ooow:" text:string-value="P6:L30" text:is-hidden="true"/><text:tab/><text:reference-mark-start text:name="paragraphnumber_19"/>(<text:sequence text:ref-name="refparagraphnumber18" text:name="paragraphnumber" text:formula="ooow:paragraphnumber+1" style:num-format="a">k</text:sequence>)<text:reference-mark-end text:name="paragraphnumber_19"/><text:tab/>whether the undertaking was operating within the terms of a contract or licence <text:hidden-text text:condition="ooow:" text:string-value="P6:L31" text:is-hidden="true"/>made or granted under legislation.</text:p>
      <text:p text:style-name="shouldernote"><text:hidden-text text:condition="ooow:" text:string-value="P6:L32" text:is-hidden="true"/><text:bookmark-start text:name="toc_book_3"/>Offence of grossly negligent management causing death<text:bookmark-end text:name="toc_book_3"/></text:p>
      <text:p text:style-name="subsection"><text:hidden-text text:condition="ooow:" text:string-value="P6:L33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<text:reference-mark-start text:name="subsectionnumber_6"/>(<text:sequence text:ref-name="refsubsectionnumber5" text:name="subsectionnumber" style:num-format="1">1</text:sequence>)<text:reference-mark-end text:name="subsectionnumber_6"/><text:tab/>Where an undertaking has been convicted of corporate manslaughter and a high <text:hidden-text text:condition="ooow:" text:string-value="P6:L34" text:is-hidden="true"/>managerial agent of the convicted undertaking⁠—</text:p>
      <text:p text:style-name="paragraph"><text:hidden-text text:condition="ooow:" text:string-value="P6:L35" text:is-hidden="true"/><text:tab/><text:reference-mark-start text:name="paragraphnumber_20"/>(<text:sequence text:ref-name="refparagraphnumber19" text:name="paragraphnumber" text:formula="ooow:1" style:num-format="a">a</text:sequence>)<text:reference-mark-end text:name="paragraphnumber_20"/><text:tab/>knew or ought to reasonably have known of a substantial risk of death or serious <text:hidden-text text:condition="ooow:" text:string-value="P6:L36" text:is-hidden="true"/>personal harm,</text:p>
      <text:p text:style-name="paragraph"><text:hidden-text text:condition="ooow:" text:string-value="P6:L37" text:is-hidden="true"/><text:tab/><text:reference-mark-start text:name="paragraphnumber_21"/>(<text:sequence text:ref-name="refparagraphnumber20" text:name="paragraphnumber" text:formula="ooow:paragraphnumber+1" style:num-format="a">b</text:sequence>)<text:reference-mark-end text:name="paragraphnumber_21"/><text:tab/>failed to take reasonable efforts to eliminate that risk,</text:p>
      <text:p text:style-name="paragraph"><text:soft-page-break/><text:hidden-text text:condition="ooow:" text:string-value="P7:L1" text:is-hidden="true"/><text:tab/><text:reference-mark-start text:name="paragraphnumber_22"/>(<text:sequence text:ref-name="refparagraphnumber21" text:name="paragraphnumber" text:formula="ooow:paragraphnumber+1" style:num-format="a">c</text:sequence>)<text:reference-mark-end text:name="paragraphnumber_22"/><text:tab/>that failure fell far below what could reasonably be expected in the <text:hidden-text text:condition="ooow:" text:string-value="P7:L2" text:is-hidden="true"/>circumstances, and</text:p>
      <text:p text:style-name="paragraph"><text:hidden-text text:condition="ooow:" text:string-value="P7:L3" text:is-hidden="true"/><text:tab/><text:reference-mark-start text:name="paragraphnumber_23"/>(<text:sequence text:ref-name="refparagraphnumber22" text:name="paragraphnumber" text:formula="ooow:paragraphnumber+1" style:num-format="a">d</text:sequence>)<text:reference-mark-end text:name="paragraphnumber_23"/><text:tab/>that failure contributed to the commission of the corporate offence,</text:p>
      <text:p text:style-name="subsection"><text:hidden-text text:condition="ooow:" text:string-value="P7:L4" text:is-hidden="true"/><text:tab/><text:tab/>that agent shall be guilty of an offence called “grossly negligent management causing <text:hidden-text text:condition="ooow:" text:string-value="P7:L5" text:is-hidden="true"/>death”.</text:p>
      <text:p text:style-name="subsection"><text:hidden-text text:condition="ooow:" text:string-value="P7:L6" text:is-hidden="true"/><text:tab/><text:reference-mark-start text:name="subsectionnumber_7"/>(<text:sequence text:ref-name="refsubsectionnumber6" text:name="subsectionnumber" text:formula="ooow:subsectionnumber+1" style:num-format="1">2</text:sequence>)<text:reference-mark-end text:name="subsectionnumber_7"/><text:tab/>For the purposes of assessing whether a high managerial agent ought to have known <text:hidden-text text:condition="ooow:" text:string-value="P7:L7" text:is-hidden="true"/>of the risk, the court shall have due regard to the actual and stated responsibilities of <text:hidden-text text:condition="ooow:" text:string-value="P7:L8" text:is-hidden="true"/>the managerial agent.</text:p>
      <text:p text:style-name="subsection"><text:hidden-text text:condition="ooow:" text:string-value="P7:L9" text:is-hidden="true"/><text:tab/><text:reference-mark-start text:name="subsectionnumber_8"/>(<text:sequence text:ref-name="refsubsectionnumber7" text:name="subsectionnumber" text:formula="ooow:subsectionnumber+1" style:num-format="1">3</text:sequence>)<text:reference-mark-end text:name="subsectionnumber_8"/><text:tab/>For the purposes of assessing whether a high managerial agent failed to make <text:hidden-text text:condition="ooow:" text:string-value="P7:L10" text:is-hidden="true"/>reasonable efforts to eliminate a risk, the court shall have due regard to the actual <text:hidden-text text:condition="ooow:" text:string-value="P7:L11" text:is-hidden="true"/>responsibilities within the undertaking of the high managerial agent and whether it <text:hidden-text text:condition="ooow:" text:string-value="P7:L12" text:is-hidden="true"/>was within the power of the high managerial agent to eliminate the risk.</text:p>
      <text:p text:style-name="subsection"><text:hidden-text text:condition="ooow:" text:string-value="P7:L13" text:is-hidden="true"/><text:tab/><text:reference-mark-start text:name="subsectionnumber_9"/>(<text:sequence text:ref-name="refsubsectionnumber8" text:name="subsectionnumber" text:formula="ooow:subsectionnumber+1" style:num-format="1">4</text:sequence>)<text:reference-mark-end text:name="subsectionnumber_9"/><text:tab/>If it was not within the power of the high managerial agent to eliminate a risk then he <text:hidden-text text:condition="ooow:" text:string-value="P7:L14" text:is-hidden="true"/>or she will have failed to take reasonable measures to eliminate the risk if he or she <text:hidden-text text:condition="ooow:" text:string-value="P7:L15" text:is-hidden="true"/>failed to pass on information of the risk to others within the undertaking who were in <text:hidden-text text:condition="ooow:" text:string-value="P7:L16" text:is-hidden="true"/>a position to eliminate the risk.</text:p>
      <text:p text:style-name="subsection"><text:hidden-text text:condition="ooow:" text:string-value="P7:L17" text:is-hidden="true"/><text:tab/><text:reference-mark-start text:name="subsectionnumber_10"/>(<text:sequence text:ref-name="refsubsectionnumber9" text:name="subsectionnumber" text:formula="ooow:subsectionnumber+1" style:num-format="1">5</text:sequence>)<text:reference-mark-end text:name="subsectionnumber_10"/><text:tab/>The dissolution of the undertaking shall not prevent a prosecution of high managerial <text:hidden-text text:condition="ooow:" text:string-value="P7:L18" text:is-hidden="true"/>agents of that company for grossly negligent management causing death.</text:p>
      <text:p text:style-name="shouldernote"><text:hidden-text text:condition="ooow:" text:string-value="P7:L19" text:is-hidden="true"/><text:bookmark-start text:name="toc_book_4"/>Prosecution of offences<text:bookmark-end text:name="toc_book_4"/></text:p>
      <text:p text:style-name="section"><text:hidden-text text:condition="ooow:" text:string-value="P7:L20" text:is-hidden="true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Prosecutions for the offence of corporate manslaughter or the offence of grossly <text:hidden-text text:condition="ooow:" text:string-value="P7:L21" text:is-hidden="true"/>negligent management causing death shall be on indictment.</text:p>
      <text:p text:style-name="shouldernote"><text:hidden-text text:condition="ooow:" text:string-value="P7:L22" text:is-hidden="true"/><text:bookmark-start text:name="toc_book_5"/>Penalties<text:bookmark-end text:name="toc_book_5"/></text:p>
      <text:p text:style-name="subsection"><text:hidden-text text:condition="ooow:" text:string-value="P7:L23" text:is-hidden="true"/><text:reference-mark-start text:name="sectionnumber_5"/><text:span text:style-name="T2"><text:sequence text:ref-name="refsectionnumber4" text:name="sectionnumber" text:formula="ooow:sectionnumber+1" style:num-format="1">5</text:sequence></text:span><text:reference-mark-end text:name="sectionnumber_5"/><text:span text:style-name="T2">.</text:span><text:tab/><text:reference-mark-start text:name="subsectionnumber_11"/>(<text:sequence text:ref-name="refsubsectionnumber10" text:name="subsectionnumber" style:num-format="1">1</text:sequence>)<text:reference-mark-end text:name="subsectionnumber_11"/><text:tab/>An undertaking convicted of corporate manslaughter is liable to a fine.</text:p>
      <text:p text:style-name="subsection"><text:hidden-text text:condition="ooow:" text:string-value="P7:L24" text:is-hidden="true"/><text:tab/><text:reference-mark-start text:name="subsectionnumber_12"/>(<text:sequence text:ref-name="refsubsectionnumber11" text:name="subsectionnumber" text:formula="ooow:subsectionnumber+1" style:num-format="1">2</text:sequence>)<text:reference-mark-end text:name="subsectionnumber_12"/><text:tab/>A high managerial agent convicted of grossly negligent management causing death is <text:hidden-text text:condition="ooow:" text:string-value="P7:L25" text:is-hidden="true"/>liable to a fine or imprisonment for a term not exceeding 12 years, or to both.</text:p>
      <text:p text:style-name="shouldernote"><text:hidden-text text:condition="ooow:" text:string-value="P7:L26" text:is-hidden="true"/><text:bookmark-start text:name="toc_book_6"/>Pre-sanction reports<text:bookmark-end text:name="toc_book_6"/></text:p>
      <text:p text:style-name="subsection"><text:hidden-text text:condition="ooow:" text:string-value="P7:L27" text:is-hidden="true"/><text:reference-mark-start text:name="sectionnumber_6"/><text:span text:style-name="T2"><text:sequence text:ref-name="refsectionnumber5" text:name="sectionnumber" text:formula="ooow:sectionnumber+1" style:num-format="1">6</text:sequence></text:span><text:reference-mark-end text:name="sectionnumber_6"/><text:span text:style-name="T2">.</text:span><text:tab/><text:reference-mark-start text:name="subsectionnumber_13"/>(<text:sequence text:ref-name="refsubsectionnumber12" text:name="subsectionnumber" style:num-format="1">1</text:sequence>)<text:reference-mark-end text:name="subsectionnumber_13"/><text:tab/>Before sentencing an undertaking convicted of corporate manslaughter, the court may <text:hidden-text text:condition="ooow:" text:string-value="P7:L28" text:is-hidden="true"/>order a pre-sanction report on the convicted undertaking.</text:p>
      <text:p text:style-name="subsection"><text:hidden-text text:condition="ooow:" text:string-value="P7:L29" text:is-hidden="true"/><text:tab/><text:reference-mark-start text:name="subsectionnumber_14"/>(<text:sequence text:ref-name="refsubsectionnumber13" text:name="subsectionnumber" text:formula="ooow:subsectionnumber+1" style:num-format="1">2</text:sequence>)<text:reference-mark-end text:name="subsectionnumber_14"/><text:tab/>A pre-sanction report shall include information on⁠—</text:p>
      <text:p text:style-name="paragraph"><text:hidden-text text:condition="ooow:" text:string-value="P7:L30" text:is-hidden="true"/><text:tab/><text:reference-mark-start text:name="paragraphnumber_24"/>(<text:sequence text:ref-name="refparagraphnumber23" text:name="paragraphnumber" text:formula="ooow:1" style:num-format="a">a</text:sequence>)<text:reference-mark-end text:name="paragraphnumber_24"/><text:tab/>the means and financial status of the undertaking,</text:p>
      <text:p text:style-name="paragraph"><text:hidden-text text:condition="ooow:" text:string-value="P7:L31" text:is-hidden="true"/><text:tab/><text:reference-mark-start text:name="paragraphnumber_25"/>(<text:sequence text:ref-name="refparagraphnumber24" text:name="paragraphnumber" text:formula="ooow:paragraphnumber+1" style:num-format="a">b</text:sequence>)<text:reference-mark-end text:name="paragraphnumber_25"/><text:tab/>the previous compliance by the undertaking with any relevant legislative duties,</text:p>
      <text:p text:style-name="paragraph"><text:hidden-text text:condition="ooow:" text:string-value="P7:L32" text:is-hidden="true"/><text:tab/><text:reference-mark-start text:name="paragraphnumber_26"/>(<text:sequence text:ref-name="refparagraphnumber25" text:name="paragraphnumber" text:formula="ooow:paragraphnumber+1" style:num-format="a">c</text:sequence>)<text:reference-mark-end text:name="paragraphnumber_26"/><text:tab/>the previous co-operation by the undertaking with relevant bodies having <text:hidden-text text:condition="ooow:" text:string-value="P7:L33" text:is-hidden="true"/>legislative enforcement or regulatory functions, and</text:p>
      <text:p text:style-name="paragraph"><text:hidden-text text:condition="ooow:" text:string-value="P7:L34" text:is-hidden="true"/><text:tab/><text:reference-mark-start text:name="paragraphnumber_27"/>(<text:sequence text:ref-name="refparagraphnumber26" text:name="paragraphnumber" text:formula="ooow:paragraphnumber+1" style:num-format="a">d</text:sequence>)<text:reference-mark-end text:name="paragraphnumber_27"/><text:tab/>the possible adverse effects on other parties of imposing a fine or other orders <text:hidden-text text:condition="ooow:" text:string-value="P7:L35" text:is-hidden="true"/>under this Act.</text:p>
      <text:p text:style-name="shouldernote"><text:soft-page-break/><text:hidden-text text:condition="ooow:" text:string-value="P8:L1" text:is-hidden="true"/><text:bookmark-start text:name="toc_book_7"/>Remedial orders<text:bookmark-end text:name="toc_book_7"/></text:p>
      <text:p text:style-name="subsection"><text:hidden-text text:condition="ooow:" text:string-value="P8:L2" text:is-hidden="true"/><text:reference-mark-start text:name="sectionnumber_7"/><text:span text:style-name="T2"><text:sequence text:ref-name="refsectionnumber6" text:name="sectionnumber" text:formula="ooow:sectionnumber+1" style:num-format="1">7</text:sequence></text:span><text:reference-mark-end text:name="sectionnumber_7"/><text:span text:style-name="T2">.</text:span><text:tab/><text:reference-mark-start text:name="subsectionnumber_15"/>(<text:sequence text:ref-name="refsubsectionnumber14" text:name="subsectionnumber" style:num-format="1">1</text:sequence>)<text:reference-mark-end text:name="subsectionnumber_15"/><text:tab/>An undertaking convicted of corporate manslaughter may, in addition to any fine <text:hidden-text text:condition="ooow:" text:string-value="P8:L3" text:is-hidden="true"/>imposed, be ordered to remedy the matters which gave rise to the offence, in this <text:hidden-text text:condition="ooow:" text:string-value="P8:L4" text:is-hidden="true"/>section referred to as a “remedial order”.</text:p>
      <text:p text:style-name="subsection"><text:hidden-text text:condition="ooow:" text:string-value="P8:L5" text:is-hidden="true"/><text:tab/><text:reference-mark-start text:name="subsectionnumber_16"/>(<text:sequence text:ref-name="refsubsectionnumber15" text:name="subsectionnumber" text:formula="ooow:subsectionnumber+1" style:num-format="1">2</text:sequence>)<text:reference-mark-end text:name="subsectionnumber_16"/><text:tab/>In assessing whether a remedial order is appropriate the court shall have due regard to <text:hidden-text text:condition="ooow:" text:string-value="P8:L6" text:is-hidden="true"/>all relevant circumstances, including⁠—</text:p>
      <text:p text:style-name="paragraph"><text:hidden-text text:condition="ooow:" text:string-value="P8:L7" text:is-hidden="true"/><text:tab/><text:reference-mark-start text:name="paragraphnumber_28"/>(<text:sequence text:ref-name="refparagraphnumber27" text:name="paragraphnumber" text:formula="ooow:1" style:num-format="a">a</text:sequence>)<text:reference-mark-end text:name="paragraphnumber_28"/><text:tab/>whether the remedial order is necessary to secure the payment of a fine,</text:p>
      <text:p text:style-name="paragraph"><text:hidden-text text:condition="ooow:" text:string-value="P8:L8" text:is-hidden="true"/><text:tab/><text:reference-mark-start text:name="paragraphnumber_29"/>(<text:sequence text:ref-name="refparagraphnumber28" text:name="paragraphnumber" text:formula="ooow:paragraphnumber+1" style:num-format="a">b</text:sequence>)<text:reference-mark-end text:name="paragraphnumber_29"/><text:tab/>whether the undertaking has subscribed to any assurance programmes,</text:p>
      <text:p text:style-name="paragraph"><text:hidden-text text:condition="ooow:" text:string-value="P8:L9" text:is-hidden="true"/><text:tab/><text:reference-mark-start text:name="paragraphnumber_30"/>(<text:sequence text:ref-name="refparagraphnumber29" text:name="paragraphnumber" text:formula="ooow:paragraphnumber+1" style:num-format="a">c</text:sequence>)<text:reference-mark-end text:name="paragraphnumber_30"/><text:tab/>the previous compliance by the undertaking with any relevant legislative duties, <text:hidden-text text:condition="ooow:" text:string-value="P8:L10" text:is-hidden="true"/>and</text:p>
      <text:p text:style-name="paragraph"><text:hidden-text text:condition="ooow:" text:string-value="P8:L11" text:is-hidden="true"/><text:tab/><text:reference-mark-start text:name="paragraphnumber_31"/>(<text:sequence text:ref-name="refparagraphnumber30" text:name="paragraphnumber" text:formula="ooow:paragraphnumber+1" style:num-format="a">d</text:sequence>)<text:reference-mark-end text:name="paragraphnumber_31"/><text:tab/>whether a remedial order is necessary to prevent a recurrence of the events which <text:hidden-text text:condition="ooow:" text:string-value="P8:L12" text:is-hidden="true"/>gave rise to the corporate manslaughter.</text:p>
      <text:p text:style-name="subsection"><text:hidden-text text:condition="ooow:" text:string-value="P8:L13" text:is-hidden="true"/><text:tab/><text:reference-mark-start text:name="subsectionnumber_17"/>(<text:sequence text:ref-name="refsubsectionnumber16" text:name="subsectionnumber" text:formula="ooow:subsectionnumber+1" style:num-format="1">3</text:sequence>)<text:reference-mark-end text:name="subsectionnumber_17"/><text:tab/>When imposing a remedial order the court may consult with and hear submissions <text:hidden-text text:condition="ooow:" text:string-value="P8:L14" text:is-hidden="true"/>from any relevant trade unions, and regulatory and enforcement authorities in <text:hidden-text text:condition="ooow:" text:string-value="P8:L15" text:is-hidden="true"/>determining the conditions to be imposed.</text:p>
      <text:p text:style-name="subsection"><text:hidden-text text:condition="ooow:" text:string-value="P8:L16" text:is-hidden="true"/><text:tab/><text:reference-mark-start text:name="subsectionnumber_18"/>(<text:sequence text:ref-name="refsubsectionnumber17" text:name="subsectionnumber" text:formula="ooow:subsectionnumber+1" style:num-format="1">4</text:sequence>)<text:reference-mark-end text:name="subsectionnumber_18"/><text:tab/>A remedial order may include⁠—</text:p>
      <text:p text:style-name="paragraph"><text:hidden-text text:condition="ooow:" text:string-value="P8:L17" text:is-hidden="true"/><text:tab/><text:reference-mark-start text:name="paragraphnumber_32"/>(<text:sequence text:ref-name="refparagraphnumber31" text:name="paragraphnumber" text:formula="ooow:1" style:num-format="a">a</text:sequence>)<text:reference-mark-end text:name="paragraphnumber_32"/><text:tab/>a requirement that prior to imposition of the remedial order the undertaking <text:hidden-text text:condition="ooow:" text:string-value="P8:L18" text:is-hidden="true"/>submits to the court a detailed programme outlining the steps to be taken to <text:hidden-text text:condition="ooow:" text:string-value="P8:L19" text:is-hidden="true"/>remedy the problems that led to the corporate manslaughter,</text:p>
      <text:p text:style-name="paragraph"><text:hidden-text text:condition="ooow:" text:string-value="P8:L20" text:is-hidden="true"/><text:tab/><text:reference-mark-start text:name="paragraphnumber_33"/>(<text:sequence text:ref-name="refparagraphnumber32" text:name="paragraphnumber" text:formula="ooow:paragraphnumber+1" style:num-format="a">b</text:sequence>)<text:reference-mark-end text:name="paragraphnumber_33"/><text:tab/>in the event of the programme submitted being found unsatisfactory by the court, <text:hidden-text text:condition="ooow:" text:string-value="P8:L21" text:is-hidden="true"/>a programme drawn up by the court in consultation with any relevant trade <text:hidden-text text:condition="ooow:" text:string-value="P8:L22" text:is-hidden="true"/>unions, and regulatory and enforcement authorities,</text:p>
      <text:p text:style-name="paragraph"><text:hidden-text text:condition="ooow:" text:string-value="P8:L23" text:is-hidden="true"/><text:tab/><text:reference-mark-start text:name="paragraphnumber_34"/>(<text:sequence text:ref-name="refparagraphnumber33" text:name="paragraphnumber" text:formula="ooow:paragraphnumber+1" style:num-format="a">c</text:sequence>)<text:reference-mark-end text:name="paragraphnumber_34"/><text:tab/>a requirement on the undertaking to communicate to employees, or where <text:hidden-text text:condition="ooow:" text:string-value="P8:L24" text:is-hidden="true"/>appropriate others, or both, the details of the programme,</text:p>
      <text:p text:style-name="paragraph"><text:hidden-text text:condition="ooow:" text:string-value="P8:L25" text:is-hidden="true"/><text:tab/><text:reference-mark-start text:name="paragraphnumber_35"/>(<text:sequence text:ref-name="refparagraphnumber34" text:name="paragraphnumber" text:formula="ooow:paragraphnumber+1" style:num-format="a">d</text:sequence>)<text:reference-mark-end text:name="paragraphnumber_35"/><text:tab/>a requirement on the undertaking to make regular reports on the implementation <text:hidden-text text:condition="ooow:" text:string-value="P8:L26" text:is-hidden="true"/>of the programme, or</text:p>
      <text:p text:style-name="paragraph"><text:hidden-text text:condition="ooow:" text:string-value="P8:L27" text:is-hidden="true"/><text:tab/><text:reference-mark-start text:name="paragraphnumber_36"/>(<text:sequence text:ref-name="refparagraphnumber35" text:name="paragraphnumber" text:formula="ooow:paragraphnumber+1" style:num-format="a">e</text:sequence>)<text:reference-mark-end text:name="paragraphnumber_36"/><text:tab/>a requirement on the undertaking to submit to regular unannounced inspections to <text:hidden-text text:condition="ooow:" text:string-value="P8:L28" text:is-hidden="true"/>assess that implementation of the programme for reform, without prejudice to any <text:hidden-text text:condition="ooow:" text:string-value="P8:L29" text:is-hidden="true"/>statutory powers of the court or of any other regulatory and enforcement <text:hidden-text text:condition="ooow:" text:string-value="P8:L30" text:is-hidden="true"/>authorities.</text:p>
      <text:p text:style-name="subsection"><text:hidden-text text:condition="ooow:" text:string-value="P8:L31" text:is-hidden="true"/><text:tab/><text:reference-mark-start text:name="subsectionnumber_19"/>(<text:sequence text:ref-name="refsubsectionnumber18" text:name="subsectionnumber" text:formula="ooow:subsectionnumber+1" style:num-format="1">5</text:sequence>)<text:reference-mark-end text:name="subsectionnumber_19"/><text:tab/>Where an undertaking does not comply with the terms of a remedial order, the court <text:hidden-text text:condition="ooow:" text:string-value="P8:L32" text:is-hidden="true"/>may impose a fine or supervised management on the undertaking until such time as <text:hidden-text text:condition="ooow:" text:string-value="P8:L33" text:is-hidden="true"/>the order is implemented.</text:p>
      <text:p text:style-name="subsection"><text:hidden-text text:condition="ooow:" text:string-value="P8:L34" text:is-hidden="true"/><text:tab/><text:reference-mark-start text:name="subsectionnumber_20"/>(<text:sequence text:ref-name="refsubsectionnumber19" text:name="subsectionnumber" text:formula="ooow:subsectionnumber+1" style:num-format="1">6</text:sequence>)<text:reference-mark-end text:name="subsectionnumber_20"/><text:tab/>Where supervised management is imposed it shall be conducted by a relevant <text:hidden-text text:condition="ooow:" text:string-value="P8:L35" text:is-hidden="true"/>regulatory or enforcement authority.</text:p>
      <text:p text:style-name="subsection"><text:hidden-text text:condition="ooow:" text:string-value="P8:L36" text:is-hidden="true"/><text:tab/><text:reference-mark-start text:name="subsectionnumber_21"/>(<text:sequence text:ref-name="refsubsectionnumber20" text:name="subsectionnumber" text:formula="ooow:subsectionnumber+1" style:num-format="1">7</text:sequence>)<text:reference-mark-end text:name="subsectionnumber_21"/><text:tab/>Where there is no relevant regulatory or enforcement authority, the court may appoint <text:hidden-text text:condition="ooow:" text:string-value="P8:L37" text:is-hidden="true"/>a competent officer to manage the undertaking who shall⁠—</text:p>
      <text:p text:style-name="paragraph"><text:hidden-text text:condition="ooow:" text:string-value="P8:L38" text:is-hidden="true"/><text:tab/><text:reference-mark-start text:name="paragraphnumber_37"/>(<text:sequence text:ref-name="refparagraphnumber36" text:name="paragraphnumber" text:formula="ooow:1" style:num-format="a">a</text:sequence>)<text:reference-mark-end text:name="paragraphnumber_37"/><text:tab/>be suitably qualified,</text:p>
      <text:p text:style-name="paragraph"><text:hidden-text text:condition="ooow:" text:string-value="P8:L39" text:is-hidden="true"/><text:tab/><text:reference-mark-start text:name="paragraphnumber_38"/>(<text:sequence text:ref-name="refparagraphnumber37" text:name="paragraphnumber" text:formula="ooow:paragraphnumber+1" style:num-format="a">b</text:sequence>)<text:reference-mark-end text:name="paragraphnumber_38"/><text:tab/>not be connected to the convicted undertaking, and</text:p>
      <text:p text:style-name="paragraph"><text:hidden-text text:condition="ooow:" text:string-value="P8:L40" text:is-hidden="true"/><text:tab/><text:reference-mark-start text:name="paragraphnumber_39"/>(<text:sequence text:ref-name="refparagraphnumber38" text:name="paragraphnumber" text:formula="ooow:paragraphnumber+1" style:num-format="a">c</text:sequence>)<text:reference-mark-end text:name="paragraphnumber_39"/><text:tab/>report to the court at regular specified intervals.</text:p>
      <text:p text:style-name="subsection"><text:soft-page-break/><text:hidden-text text:condition="ooow:" text:string-value="P9:L1" text:is-hidden="true"/><text:tab/><text:reference-mark-start text:name="subsectionnumber_22"/>(<text:sequence text:ref-name="refsubsectionnumber21" text:name="subsectionnumber" text:formula="ooow:subsectionnumber+1" style:num-format="1">8</text:sequence>)<text:reference-mark-end text:name="subsectionnumber_22"/><text:tab/>The costs associated with the remedial order shall be borne by the convicted <text:hidden-text text:condition="ooow:" text:string-value="P9:L2" text:is-hidden="true"/>undertaking unless the court decides otherwise.</text:p>
      <text:p text:style-name="shouldernote"><text:hidden-text text:condition="ooow:" text:string-value="P9:L3" text:is-hidden="true"/><text:bookmark-start text:name="toc_book_8"/>Community service orders<text:bookmark-end text:name="toc_book_8"/></text:p>
      <text:p text:style-name="subsection"><text:hidden-text text:condition="ooow:" text:string-value="P9:L4" text:is-hidden="true"/><text:reference-mark-start text:name="sectionnumber_8"/><text:span text:style-name="T2"><text:sequence text:ref-name="refsectionnumber7" text:name="sectionnumber" text:formula="ooow:sectionnumber+1" style:num-format="1">8</text:sequence></text:span><text:reference-mark-end text:name="sectionnumber_8"/><text:span text:style-name="T2">.</text:span><text:tab/><text:reference-mark-start text:name="subsectionnumber_23"/>(<text:sequence text:ref-name="refsubsectionnumber22" text:name="subsectionnumber" style:num-format="1">1</text:sequence>)<text:reference-mark-end text:name="subsectionnumber_23"/><text:tab/>A court may impose a community service order on an undertaking convicted of <text:hidden-text text:condition="ooow:" text:string-value="P9:L5" text:is-hidden="true"/>corporate manslaughter in addition to a fine.</text:p>
      <text:p text:style-name="subsection"><text:hidden-text text:condition="ooow:" text:string-value="P9:L6" text:is-hidden="true"/><text:tab/><text:reference-mark-start text:name="subsectionnumber_24"/>(<text:sequence text:ref-name="refsubsectionnumber23" text:name="subsectionnumber" text:formula="ooow:subsectionnumber+1" style:num-format="1">2</text:sequence>)<text:reference-mark-end text:name="subsectionnumber_24"/><text:tab/>Prior to imposing a community service order the court shall require the undertaking to <text:hidden-text text:condition="ooow:" text:string-value="P9:L7" text:is-hidden="true"/>prepare a report containing the details of a community service project it could <text:hidden-text text:condition="ooow:" text:string-value="P9:L8" text:is-hidden="true"/>perform.</text:p>
      <text:p text:style-name="subsection"><text:hidden-text text:condition="ooow:" text:string-value="P9:L9" text:is-hidden="true"/><text:tab/><text:reference-mark-start text:name="subsectionnumber_25"/>(<text:sequence text:ref-name="refsubsectionnumber24" text:name="subsectionnumber" text:formula="ooow:subsectionnumber+1" style:num-format="1">3</text:sequence>)<text:reference-mark-end text:name="subsectionnumber_25"/><text:tab/>If the convicted undertaking does not propose such a project, or the court rejects its <text:hidden-text text:condition="ooow:" text:string-value="P9:L10" text:is-hidden="true"/>proposal, the court shall specify a project to be undertaken.</text:p>
      <text:p text:style-name="subsection"><text:hidden-text text:condition="ooow:" text:string-value="P9:L11" text:is-hidden="true"/><text:tab/><text:reference-mark-start text:name="subsectionnumber_26"/>(<text:sequence text:ref-name="refsubsectionnumber25" text:name="subsectionnumber" text:formula="ooow:subsectionnumber+1" style:num-format="1">4</text:sequence>)<text:reference-mark-end text:name="subsectionnumber_26"/><text:tab/>A community service project shall bear a reasonable relationship to the circumstances <text:hidden-text text:condition="ooow:" text:string-value="P9:L12" text:is-hidden="true"/>giving rise to the commission of the corporate manslaughter.</text:p>
      <text:p text:style-name="subsection"><text:hidden-text text:condition="ooow:" text:string-value="P9:L13" text:is-hidden="true"/><text:tab/><text:reference-mark-start text:name="subsectionnumber_27"/>(<text:sequence text:ref-name="refsubsectionnumber26" text:name="subsectionnumber" text:formula="ooow:subsectionnumber+1" style:num-format="1">5</text:sequence>)<text:reference-mark-end text:name="subsectionnumber_27"/><text:tab/>In determining the nature of a community service order the court shall consider what <text:hidden-text text:condition="ooow:" text:string-value="P9:L14" text:is-hidden="true"/>damage, if any, was suffered by the community as a whole as a result of the corporate <text:hidden-text text:condition="ooow:" text:string-value="P9:L15" text:is-hidden="true"/>manslaughter.</text:p>
      <text:p text:style-name="subsection"><text:hidden-text text:condition="ooow:" text:string-value="P9:L16" text:is-hidden="true"/><text:tab/><text:reference-mark-start text:name="subsectionnumber_28"/>(<text:sequence text:ref-name="refsubsectionnumber27" text:name="subsectionnumber" text:formula="ooow:subsectionnumber+1" style:num-format="1">6</text:sequence>)<text:reference-mark-end text:name="subsectionnumber_28"/><text:tab/>Where a community service order requires more supervision than could be performed <text:hidden-text text:condition="ooow:" text:string-value="P9:L17" text:is-hidden="true"/>by the court, the court shall appoint a competent officer to manage the undertaking <text:hidden-text text:condition="ooow:" text:string-value="P9:L18" text:is-hidden="true"/>who shall⁠—</text:p>
      <text:p text:style-name="paragraph"><text:hidden-text text:condition="ooow:" text:string-value="P9:L19" text:is-hidden="true"/><text:tab/><text:reference-mark-start text:name="paragraphnumber_40"/>(<text:sequence text:ref-name="refparagraphnumber39" text:name="paragraphnumber" text:formula="ooow:1" style:num-format="a">a</text:sequence>)<text:reference-mark-end text:name="paragraphnumber_40"/><text:tab/>be suitably qualified,</text:p>
      <text:p text:style-name="paragraph"><text:hidden-text text:condition="ooow:" text:string-value="P9:L20" text:is-hidden="true"/><text:tab/><text:reference-mark-start text:name="paragraphnumber_41"/>(<text:sequence text:ref-name="refparagraphnumber40" text:name="paragraphnumber" text:formula="ooow:paragraphnumber+1" style:num-format="a">b</text:sequence>)<text:reference-mark-end text:name="paragraphnumber_41"/><text:tab/>not be connected to the convicted undertaking, and</text:p>
      <text:p text:style-name="paragraph"><text:hidden-text text:condition="ooow:" text:string-value="P9:L21" text:is-hidden="true"/><text:tab/><text:reference-mark-start text:name="paragraphnumber_42"/>(<text:sequence text:ref-name="refparagraphnumber41" text:name="paragraphnumber" text:formula="ooow:paragraphnumber+1" style:num-format="a">c</text:sequence>)<text:reference-mark-end text:name="paragraphnumber_42"/><text:tab/>report to the court at regular intervals.</text:p>
      <text:p text:style-name="subsection"><text:hidden-text text:condition="ooow:" text:string-value="P9:L22" text:is-hidden="true"/><text:tab/><text:reference-mark-start text:name="subsectionnumber_29"/>(<text:sequence text:ref-name="refsubsectionnumber28" text:name="subsectionnumber" text:formula="ooow:subsectionnumber+1" style:num-format="1">7</text:sequence>)<text:reference-mark-end text:name="subsectionnumber_29"/><text:tab/>The competent officer of the court shall supervise compliance with the project and if <text:hidden-text text:condition="ooow:" text:string-value="P9:L23" text:is-hidden="true"/>necessary, prepare reports on the proposed project.</text:p>
      <text:p text:style-name="subsection"><text:hidden-text text:condition="ooow:" text:string-value="P9:L24" text:is-hidden="true"/><text:tab/><text:reference-mark-start text:name="subsectionnumber_30"/>(<text:sequence text:ref-name="refsubsectionnumber29" text:name="subsectionnumber" text:formula="ooow:subsectionnumber+1" style:num-format="1">8</text:sequence>)<text:reference-mark-end text:name="subsectionnumber_30"/><text:tab/>The fees incurred by the competent officer of the court shall be payable by the <text:hidden-text text:condition="ooow:" text:string-value="P9:L25" text:is-hidden="true"/>undertaking unless the court decides otherwise.</text:p>
      <text:p text:style-name="shouldernote"><text:hidden-text text:condition="ooow:" text:string-value="P9:L26" text:is-hidden="true"/><text:bookmark-start text:name="toc_book_9"/>Adverse publicity orders<text:bookmark-end text:name="toc_book_9"/></text:p>
      <text:p text:style-name="subsection"><text:hidden-text text:condition="ooow:" text:string-value="P9:L27" text:is-hidden="true"/><text:reference-mark-start text:name="sectionnumber_9"/><text:span text:style-name="T2"><text:sequence text:ref-name="refsectionnumber8" text:name="sectionnumber" text:formula="ooow:sectionnumber+1" style:num-format="1">9</text:sequence></text:span><text:reference-mark-end text:name="sectionnumber_9"/><text:span text:style-name="T2">.</text:span><text:tab/><text:reference-mark-start text:name="subsectionnumber_31"/>(<text:sequence text:ref-name="refsubsectionnumber30" text:name="subsectionnumber" style:num-format="1">1</text:sequence>)<text:reference-mark-end text:name="subsectionnumber_31"/><text:tab/>In addition to any fine imposed, the court may order that an undertaking convicted of <text:hidden-text text:condition="ooow:" text:string-value="P9:L28" text:is-hidden="true"/>corporate manslaughter be made subject to an adverse publicity order.</text:p>
      <text:p text:style-name="subsection"><text:hidden-text text:condition="ooow:" text:string-value="P9:L29" text:is-hidden="true"/><text:tab/><text:reference-mark-start text:name="subsectionnumber_32"/>(<text:sequence text:ref-name="refsubsectionnumber31" text:name="subsectionnumber" text:formula="ooow:subsectionnumber+1" style:num-format="1">2</text:sequence>)<text:reference-mark-end text:name="subsectionnumber_32"/><text:tab/>An adverse publicity order shall require the convicted undertaking to publicise⁠—</text:p>
      <text:p text:style-name="paragraph"><text:hidden-text text:condition="ooow:" text:string-value="P9:L30" text:is-hidden="true"/><text:tab/><text:reference-mark-start text:name="paragraphnumber_43"/>(<text:sequence text:ref-name="refparagraphnumber42" text:name="paragraphnumber" text:formula="ooow:1" style:num-format="a">a</text:sequence>)<text:reference-mark-end text:name="paragraphnumber_43"/><text:tab/>the fact of its conviction for corporate manslaughter,</text:p>
      <text:p text:style-name="paragraph"><text:hidden-text text:condition="ooow:" text:string-value="P9:L31" text:is-hidden="true"/><text:tab/><text:reference-mark-start text:name="paragraphnumber_44"/>(<text:sequence text:ref-name="refparagraphnumber43" text:name="paragraphnumber" text:formula="ooow:paragraphnumber+1" style:num-format="a">b</text:sequence>)<text:reference-mark-end text:name="paragraphnumber_44"/><text:tab/>the specified particulars of the offence,</text:p>
      <text:p text:style-name="paragraph"><text:hidden-text text:condition="ooow:" text:string-value="P9:L32" text:is-hidden="true"/><text:tab/><text:reference-mark-start text:name="paragraphnumber_45"/>(<text:sequence text:ref-name="refparagraphnumber44" text:name="paragraphnumber" text:formula="ooow:paragraphnumber+1" style:num-format="a">c</text:sequence>)<text:reference-mark-end text:name="paragraphnumber_45"/><text:tab/>the amount of any fine imposed,</text:p>
      <text:p text:style-name="paragraph"><text:hidden-text text:condition="ooow:" text:string-value="P9:L33" text:is-hidden="true"/><text:tab/><text:reference-mark-start text:name="paragraphnumber_46"/>(<text:sequence text:ref-name="refparagraphnumber45" text:name="paragraphnumber" text:formula="ooow:paragraphnumber+1" style:num-format="a">d</text:sequence>)<text:reference-mark-end text:name="paragraphnumber_46"/><text:tab/>the terms of any remedial order made,</text:p>
      <text:p text:style-name="paragraph"><text:hidden-text text:condition="ooow:" text:string-value="P9:L34" text:is-hidden="true"/><text:tab/><text:reference-mark-start text:name="paragraphnumber_47"/>(<text:sequence text:ref-name="refparagraphnumber46" text:name="paragraphnumber" text:formula="ooow:paragraphnumber+1" style:num-format="a">e</text:sequence>)<text:reference-mark-end text:name="paragraphnumber_47"/><text:tab/>the terms of any community service order made, and</text:p>
      <text:p text:style-name="paragraph"><text:hidden-text text:condition="ooow:" text:string-value="P9:L35" text:is-hidden="true"/><text:tab/><text:reference-mark-start text:name="paragraphnumber_48"/>(<text:sequence text:ref-name="refparagraphnumber47" text:name="paragraphnumber" text:formula="ooow:paragraphnumber+1" style:num-format="a">f</text:sequence>)<text:reference-mark-end text:name="paragraphnumber_48"/><text:tab/>where the court considers appropriate, the terms of any disqualification order <text:hidden-text text:condition="ooow:" text:string-value="P9:L36" text:is-hidden="true"/>made.</text:p>
      <text:p text:style-name="subsection"><text:soft-page-break/><text:hidden-text text:condition="ooow:" text:string-value="P10:L1" text:is-hidden="true"/><text:tab/><text:reference-mark-start text:name="subsectionnumber_33"/>(<text:sequence text:ref-name="refsubsectionnumber32" text:name="subsectionnumber" text:formula="ooow:subsectionnumber+1" style:num-format="1">3</text:sequence>)<text:reference-mark-end text:name="subsectionnumber_33"/><text:tab/>An adverse publicity order shall require the convicted undertaking to publicise the <text:hidden-text text:condition="ooow:" text:string-value="P10:L2" text:is-hidden="true"/>requirements set out in <text:span text:style-name="T4">subsection </text:span><text:span text:style-name="T4"><text:reference-ref text:reference-format="text" text:ref-name="subsectionnumber_32">(2)</text:reference-ref></text:span><text:span text:style-name="T13">⁠—</text:span></text:p>
      <text:p text:style-name="paragraph"><text:hidden-text text:condition="ooow:" text:string-value="P10:L3" text:is-hidden="true"/><text:tab/><text:reference-mark-start text:name="paragraphnumber_49"/>(<text:sequence text:ref-name="refparagraphnumber48" text:name="paragraphnumber" text:formula="ooow:1" style:num-format="a">a</text:sequence>)<text:reference-mark-end text:name="paragraphnumber_49"/><text:tab/>in a specified broadcast, print or online medium,</text:p>
      <text:p text:style-name="paragraph"><text:hidden-text text:condition="ooow:" text:string-value="P10:L4" text:is-hidden="true"/><text:tab/><text:reference-mark-start text:name="paragraphnumber_50"/>(<text:sequence text:ref-name="refparagraphnumber49" text:name="paragraphnumber" text:formula="ooow:paragraphnumber+1" style:num-format="a">b</text:sequence>)<text:reference-mark-end text:name="paragraphnumber_50"/><text:tab/>by signage or leaflets at an office or place of business of the undertaking that the <text:hidden-text text:condition="ooow:" text:string-value="P10:L5" text:is-hidden="true"/>court deem appropriate,</text:p>
      <text:p text:style-name="paragraph"><text:hidden-text text:condition="ooow:" text:string-value="P10:L6" text:is-hidden="true"/><text:tab/><text:reference-mark-start text:name="paragraphnumber_51"/>(<text:sequence text:ref-name="refparagraphnumber50" text:name="paragraphnumber" text:formula="ooow:paragraphnumber+1" style:num-format="a">c</text:sequence>)<text:reference-mark-end text:name="paragraphnumber_51"/><text:tab/>by letters, emails, telephone or other means of communication to the customers of <text:hidden-text text:condition="ooow:" text:string-value="P10:L7" text:is-hidden="true"/>the undertaking or those affected by the conduct of the undertaking, or affected <text:hidden-text text:condition="ooow:" text:string-value="P10:L8" text:is-hidden="true"/>by Community service orders, and</text:p>
      <text:p text:style-name="paragraph"><text:hidden-text text:condition="ooow:" text:string-value="P10:L9" text:is-hidden="true"/><text:tab/><text:reference-mark-start text:name="paragraphnumber_52"/>(<text:sequence text:ref-name="refparagraphnumber51" text:name="paragraphnumber" text:formula="ooow:paragraphnumber+1" style:num-format="a">d</text:sequence>)<text:reference-mark-end text:name="paragraphnumber_52"/><text:tab/>by any other means, including electronic means, which the court deems <text:hidden-text text:condition="ooow:" text:string-value="P10:L10" text:is-hidden="true"/>appropriate.</text:p>
      <text:p text:style-name="subsection"><text:hidden-text text:condition="ooow:" text:string-value="P10:L11" text:is-hidden="true"/><text:tab/><text:reference-mark-start text:name="subsectionnumber_34"/>(<text:sequence text:ref-name="refsubsectionnumber33" text:name="subsectionnumber" text:formula="ooow:subsectionnumber+1" style:num-format="1">4</text:sequence>)<text:reference-mark-end text:name="subsectionnumber_34"/><text:tab/>An adverse publicity order may require the organisation to supply to an enforcement <text:hidden-text text:condition="ooow:" text:string-value="P10:L12" text:is-hidden="true"/>authority or authorities (if any) as it considers appropriate within a specified period, <text:hidden-text text:condition="ooow:" text:string-value="P10:L13" text:is-hidden="true"/>evidence that the adverse publicity order has been complied with.</text:p>
      <text:p text:style-name="subsection"><text:hidden-text text:condition="ooow:" text:string-value="P10:L14" text:is-hidden="true"/><text:tab/><text:reference-mark-start text:name="subsectionnumber_35"/>(<text:sequence text:ref-name="refsubsectionnumber34" text:name="subsectionnumber" text:formula="ooow:subsectionnumber+1" style:num-format="1">5</text:sequence>)<text:reference-mark-end text:name="subsectionnumber_35"/><text:tab/>An undertaking that fails to comply with an adverse publicity order is guilty of an <text:hidden-text text:condition="ooow:" text:string-value="P10:L15" text:is-hidden="true"/>offence, and liable on conviction on indictment to a fine.</text:p>
      <text:p text:style-name="shouldernote"><text:hidden-text text:condition="ooow:" text:string-value="P10:L16" text:is-hidden="true"/><text:bookmark-start text:name="toc_book_10"/>Disqualification orders<text:bookmark-end text:name="toc_book_10"/></text:p>
      <text:p text:style-name="subsection"><text:hidden-text text:condition="ooow:" text:string-value="P10:L17" text:is-hidden="true"/><text:reference-mark-start text:name="sectionnumber_10"/><text:span text:style-name="T2"><text:sequence text:ref-name="refsectionnumber9" text:name="sectionnumber" text:formula="ooow:sectionnumber+1" style:num-format="1">10</text:sequence></text:span><text:reference-mark-end text:name="sectionnumber_10"/><text:span text:style-name="T2">.</text:span><text:tab/><text:reference-mark-start text:name="subsectionnumber_36"/>(<text:sequence text:ref-name="refsubsectionnumber35" text:name="subsectionnumber" style:num-format="1">1</text:sequence>)<text:reference-mark-end text:name="subsectionnumber_36"/><text:tab/>Where the court considers it appropriate, a managerial agent convicted of grossly <text:hidden-text text:condition="ooow:" text:string-value="P10:L18" text:is-hidden="true"/>negligent management causing death may be disqualified from acting in a <text:hidden-text text:condition="ooow:" text:string-value="P10:L19" text:is-hidden="true"/>management capacity in an area specified by the court for a period not exceeding 15 <text:hidden-text text:condition="ooow:" text:string-value="P10:L20" text:is-hidden="true"/>years.</text:p>
      <text:p text:style-name="subsection"><text:hidden-text text:condition="ooow:" text:string-value="P10:L21" text:is-hidden="true"/><text:tab/><text:reference-mark-start text:name="subsectionnumber_37"/>(<text:sequence text:ref-name="refsubsectionnumber36" text:name="subsectionnumber" text:formula="ooow:subsectionnumber+1" style:num-format="1">2</text:sequence>)<text:reference-mark-end text:name="subsectionnumber_37"/><text:tab/>A person found to be in breach of a disqualification order is guilty of an offence.</text:p>
      <text:p text:style-name="subsection"><text:hidden-text text:condition="ooow:" text:string-value="P10:L22" text:is-hidden="true"/><text:tab/><text:reference-mark-start text:name="subsectionnumber_38"/>(<text:sequence text:ref-name="refsubsectionnumber37" text:name="subsectionnumber" text:formula="ooow:subsectionnumber+1" style:num-format="1">3</text:sequence>)<text:reference-mark-end text:name="subsectionnumber_38"/><text:tab/>A prosecution for an offence under this section shall be on indictment.</text:p>
      <text:p text:style-name="subsection"><text:hidden-text text:condition="ooow:" text:string-value="P10:L23" text:is-hidden="true"/><text:tab/><text:reference-mark-start text:name="subsectionnumber_39"/>(<text:sequence text:ref-name="refsubsectionnumber38" text:name="subsectionnumber" text:formula="ooow:subsectionnumber+1" style:num-format="1">4</text:sequence>)<text:reference-mark-end text:name="subsectionnumber_39"/><text:tab/>A person convicted of an offence under this section is liable to a fine not exceeding <text:hidden-text text:condition="ooow:" text:string-value="P10:L24" text:is-hidden="true"/>€5,000,000 or imprisonment for a term not exceeding 2 years or to both.</text:p>
      <text:p text:style-name="subsection"><text:hidden-text text:condition="ooow:" text:string-value="P10:L25" text:is-hidden="true"/><text:tab/><text:reference-mark-start text:name="subsectionnumber_40"/>(<text:sequence text:ref-name="refsubsectionnumber39" text:name="subsectionnumber" text:formula="ooow:subsectionnumber+1" style:num-format="1">5</text:sequence>)<text:reference-mark-end text:name="subsectionnumber_40"/><text:tab/>Where the court imposes a fine on a person convicted of an offence under this section, <text:hidden-text text:condition="ooow:" text:string-value="P10:L26" text:is-hidden="true"/>the court must take into account the person’s financial circumstances, and for that <text:hidden-text text:condition="ooow:" text:string-value="P10:L27" text:is-hidden="true"/>purpose, the court may inquire into that person’s financial circumstances in so far as <text:hidden-text text:condition="ooow:" text:string-value="P10:L28" text:is-hidden="true"/>is practicable.</text:p>
      <text:p text:style-name="subsection"><text:hidden-text text:condition="ooow:" text:string-value="P10:L29" text:is-hidden="true"/><text:tab/><text:reference-mark-start text:name="subsectionnumber_41"/>(<text:sequence text:ref-name="refsubsectionnumber40" text:name="subsectionnumber" text:formula="ooow:subsectionnumber+1" style:num-format="1">6</text:sequence>)<text:reference-mark-end text:name="subsectionnumber_41"/><text:tab/>In this section⁠—</text:p>
      <text:p text:style-name="subsection"><text:hidden-text text:condition="ooow:" text:string-value="P10:L30" text:is-hidden="true"/><text:tab/><text:tab/>“financial circumstances” means, in relation to a person who has been convicted of an <text:hidden-text text:condition="ooow:" text:string-value="P10:L31" text:is-hidden="true"/>offence⁠—</text:p>
      <text:p text:style-name="paragraph"><text:hidden-text text:condition="ooow:" text:string-value="P10:L32" text:is-hidden="true"/><text:tab/><text:reference-mark-start text:name="paragraphnumber_53"/>(<text:sequence text:ref-name="refparagraphnumber52" text:name="paragraphnumber" text:formula="ooow:1" style:num-format="a">a</text:sequence>)<text:reference-mark-end text:name="paragraphnumber_53"/><text:tab/>the amount of the person’s annual income,</text:p>
      <text:p text:style-name="paragraph"><text:hidden-text text:condition="ooow:" text:string-value="P10:L33" text:is-hidden="true"/><text:tab/><text:reference-mark-start text:name="paragraphnumber_54"/>(<text:sequence text:ref-name="refparagraphnumber53" text:name="paragraphnumber" text:formula="ooow:paragraphnumber+1" style:num-format="a">b</text:sequence>)<text:reference-mark-end text:name="paragraphnumber_54"/><text:tab/>the aggregate value of all the property (real and personal) belonging to the <text:hidden-text text:condition="ooow:" text:string-value="P10:L34" text:is-hidden="true"/>person,</text:p>
      <text:p text:style-name="paragraph"><text:hidden-text text:condition="ooow:" text:string-value="P10:L35" text:is-hidden="true"/><text:tab/><text:reference-mark-start text:name="paragraphnumber_55"/>(<text:sequence text:ref-name="refparagraphnumber54" text:name="paragraphnumber" text:formula="ooow:paragraphnumber+1" style:num-format="a">c</text:sequence>)<text:reference-mark-end text:name="paragraphnumber_55"/><text:tab/>the aggregate amount of all liabilities of the person including any duty (moral or <text:hidden-text text:condition="ooow:" text:string-value="P10:L36" text:is-hidden="true"/>legal) to provide financially for members of his or her family or other persons <text:hidden-text text:condition="ooow:" text:string-value="P10:L37" text:is-hidden="true"/>including employees,</text:p>
      <text:p text:style-name="paragraph"><text:hidden-text text:condition="ooow:" text:string-value="P10:L38" text:is-hidden="true"/><text:tab/><text:reference-mark-start text:name="paragraphnumber_56"/>(<text:sequence text:ref-name="refparagraphnumber55" text:name="paragraphnumber" text:formula="ooow:paragraphnumber+1" style:num-format="a">d</text:sequence>)<text:reference-mark-end text:name="paragraphnumber_56"/><text:tab/>the aggregate of all monies owing to the person, the dates upon which they fall <text:hidden-text text:condition="ooow:" text:string-value="P10:L39" text:is-hidden="true"/>due to be paid and the likelihood of their being paid, and</text:p>
      <text:p text:style-name="paragraph"><text:soft-page-break/><text:hidden-text text:condition="ooow:" text:string-value="P11:L1" text:is-hidden="true"/><text:tab/><text:reference-mark-start text:name="paragraphnumber_57"/>(<text:sequence text:ref-name="refparagraphnumber56" text:name="paragraphnumber" text:formula="ooow:paragraphnumber+1" style:num-format="a">e</text:sequence>)<text:reference-mark-end text:name="paragraphnumber_57"/><text:tab/>such other circumstances as the court considers appropriate.</text:p>
      <text:p text:style-name="subsection"><text:hidden-text text:condition="ooow:" text:string-value="P11:L2" text:is-hidden="true"/><text:tab/><text:reference-mark-start text:name="subsectionnumber_42"/>(<text:sequence text:ref-name="refsubsectionnumber41" text:name="subsectionnumber" text:formula="ooow:subsectionnumber+1" style:num-format="1">7</text:sequence>)<text:reference-mark-end text:name="subsectionnumber_42"/><text:tab/>In addition to the penalties provided for, a person convicted of an offence under this <text:hidden-text text:condition="ooow:" text:string-value="P11:L3" text:is-hidden="true"/>section⁠—</text:p>
      <text:p text:style-name="paragraph"><text:hidden-text text:condition="ooow:" text:string-value="P11:L4" text:is-hidden="true"/><text:tab/><text:reference-mark-start text:name="paragraphnumber_58"/>(<text:sequence text:ref-name="refparagraphnumber57" text:name="paragraphnumber" text:formula="ooow:1" style:num-format="a">a</text:sequence>)<text:reference-mark-end text:name="paragraphnumber_58"/><text:tab/>shall be subject to a further period of disqualification of a duration of 10 years, <text:hidden-text text:condition="ooow:" text:string-value="P11:L5" text:is-hidden="true"/>and</text:p>
      <text:p text:style-name="paragraph"><text:hidden-text text:condition="ooow:" text:string-value="P11:L6" text:is-hidden="true"/><text:tab/><text:reference-mark-start text:name="paragraphnumber_59"/>(<text:sequence text:ref-name="refparagraphnumber58" text:name="paragraphnumber" text:formula="ooow:paragraphnumber+1" style:num-format="a">b</text:sequence>)<text:reference-mark-end text:name="paragraphnumber_59"/><text:tab/>shall be required to return to the undertaking any remuneration paid to him or her <text:hidden-text text:condition="ooow:" text:string-value="P11:L7" text:is-hidden="true"/>while acting in breach of a disqualification order.</text:p>
      <text:p text:style-name="subsection"><text:hidden-text text:condition="ooow:" text:string-value="P11:L8" text:is-hidden="true"/><text:tab/><text:reference-mark-start text:name="subsectionnumber_43"/>(<text:sequence text:ref-name="refsubsectionnumber42" text:name="subsectionnumber" text:formula="ooow:subsectionnumber+1" style:num-format="1">8</text:sequence>)<text:reference-mark-end text:name="subsectionnumber_43"/><text:tab/>Any person found to be acting on the instructions of another known to that person or <text:hidden-text text:condition="ooow:" text:string-value="P11:L9" text:is-hidden="true"/>found to be employing a person to be subject to a disqualification order shall be liable <text:hidden-text text:condition="ooow:" text:string-value="P11:L10" text:is-hidden="true"/>to a disqualification order.</text:p>
      <text:p text:style-name="shouldernote"><text:hidden-text text:condition="ooow:" text:string-value="P11:L11" text:is-hidden="true"/><text:bookmark-start text:name="toc_book_11"/>Effect on prosecution for manslaughter by gross negligence<text:bookmark-end text:name="toc_book_11"/></text:p>
      <text:p text:style-name="subsection"><text:hidden-text text:condition="ooow:" text:string-value="P11:L12" text:is-hidden="true"/><text:reference-mark-start text:name="sectionnumber_11"/><text:span text:style-name="T2"><text:sequence text:ref-name="refsectionnumber10" text:name="sectionnumber" text:formula="ooow:sectionnumber+1" style:num-format="1">11</text:sequence></text:span><text:reference-mark-end text:name="sectionnumber_11"/><text:span text:style-name="T2">.</text:span><text:tab/><text:reference-mark-start text:name="subsectionnumber_44"/>(<text:sequence text:ref-name="refsubsectionnumber43" text:name="subsectionnumber" style:num-format="1">1</text:sequence>)<text:reference-mark-end text:name="subsectionnumber_44"/><text:tab/>Nothing in this Act shall prevent the prosecution of any individual for the offence of <text:hidden-text text:condition="ooow:" text:string-value="P11:L13" text:is-hidden="true"/>manslaughter by gross negligence.</text:p>
      <text:p text:style-name="subsection"><text:hidden-text text:condition="ooow:" text:string-value="P11:L14" text:is-hidden="true"/><text:tab/><text:reference-mark-start text:name="subsectionnumber_45"/>(<text:sequence text:ref-name="refsubsectionnumber44" text:name="subsectionnumber" text:formula="ooow:subsectionnumber+1" style:num-format="1">2</text:sequence>)<text:reference-mark-end text:name="subsectionnumber_45"/><text:tab/>Where a managerial agent has been charged with manslaughter by gross negligence <text:hidden-text text:condition="ooow:" text:string-value="P11:L15" text:is-hidden="true"/>arising from an incident related to an undertaking and that prosecution fails, it shall be <text:hidden-text text:condition="ooow:" text:string-value="P11:L16" text:is-hidden="true"/>open to the court to convict of grossly negligent management causing death as an <text:hidden-text text:condition="ooow:" text:string-value="P11:L17" text:is-hidden="true"/>alternative verdict.</text:p>
      <text:p text:style-name="shouldernote"><text:hidden-text text:condition="ooow:" text:string-value="P11:L18" text:is-hidden="true"/><text:bookmark-start text:name="toc_book_12"/>Disregarding separate legal personality<text:bookmark-end text:name="toc_book_12"/></text:p>
      <text:p text:style-name="section"><text:hidden-text text:condition="ooow:" text:string-value="P11:L19" text:is-hidden="true"/><text:reference-mark-start text:name="sectionnumber_12"/><text:span text:style-name="T2"><text:sequence text:ref-name="refsectionnumber11" text:name="sectionnumber" text:formula="ooow:sectionnumber+1" style:num-format="1">12</text:sequence></text:span><text:reference-mark-end text:name="sectionnumber_12"/><text:span text:style-name="T2">.</text:span><text:tab/>A court may at its discretion disregard separate legal personality where an undertaking <text:hidden-text text:condition="ooow:" text:string-value="P11:L20" text:is-hidden="true"/>has been dissolved and re-formed and the court is satisfied that the purpose of that <text:hidden-text text:condition="ooow:" text:string-value="P11:L21" text:is-hidden="true"/>dissolution and reformation was to avoid criminal liability for corporate manslaughter or <text:hidden-text text:condition="ooow:" text:string-value="P11:L22" text:is-hidden="true"/>grossly negligent management causing death.</text:p>
      <text:p text:style-name="shouldernote"><text:hidden-text text:condition="ooow:" text:string-value="P11:L23" text:is-hidden="true"/><text:bookmark-start text:name="toc_book_13"/>Short title<text:bookmark-end text:name="toc_book_13"/></text:p>
      <text:p text:style-name="section"><text:hidden-text text:condition="ooow:" text:string-value="P11:L24" text:is-hidden="true"/><text:reference-mark-start text:name="sectionnumber_13"/><text:span text:style-name="T2"><text:sequence text:ref-name="refsectionnumber12" text:name="sectionnumber" text:formula="ooow:sectionnumber+1" style:num-format="1">13</text:sequence></text:span><text:reference-mark-end text:name="sectionnumber_13"/><text:span text:style-name="T2">.</text:span><text:tab/>This Act may be cited as the Corporate Manslaughter Act 2016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hidden-text text:condition="ooow:" text:string-value="P12:L1" text:is-hidden="true"/><text:span text:style-name="T12">An Bille um Dhúnorgain Chorparáideach </text:span><text:span text:style-name="T12"><text:hidden-text text:condition="ooow:" text:string-value="P12:L2" text:is-hidden="true"/></text:span><text:span text:style-name="T12">(Uimh. 2), 2016</text:span></text:p>
            <text:p text:style-name="P14"><text:hidden-text text:condition="ooow:" text:string-value="P12:L3" text:is-hidden="true"/> <text:s text:c="22"/></text:p>
            <text:p text:style-name="P12"><text:hidden-text text:condition="ooow:" text:string-value="P12:L4" text:is-hidden="true"/>BILLE</text:p>
            <text:p text:style-name="P16"><text:hidden-text text:condition="ooow:" text:string-value="P12:L5" text:is-hidden="true"/>(mar a tionscnaíodh)</text:p>
            <text:p text:style-name="P16"><text:hidden-text text:condition="ooow:" text:string-value="P12:L6" text:is-hidden="true"/>d<text:span text:style-name="T7">á ngairtear</text:span></text:p>
            <text:p text:style-name="backpageprovision_5f_no_5f_line_5f_numbering"><text:hidden-text text:condition="ooow:" text:string-value="P12:L7" text:is-hidden="true"/><text:span text:style-name="T6">Acht </text:span><text:span text:style-name="bold_5f_noitalic_5f_nounderline"><text:span text:style-name="T9">do chruthú an chiona indíotáilte arb éard é </text:span></text:span><text:span text:style-name="bold_5f_noitalic_5f_nounderline"><text:span text:style-name="T9"><text:hidden-text text:condition="ooow:" text:string-value="P12:L8" text:is-hidden="true"/></text:span></text:span><text:span text:style-name="bold_5f_noitalic_5f_nounderline"><text:span text:style-name="T9">dúnorgain chorparáideach ag gnóthas, do </text:span></text:span><text:span text:style-name="bold_5f_noitalic_5f_nounderline"><text:span text:style-name="T9"><text:hidden-text text:condition="ooow:" text:string-value="P12:L9" text:is-hidden="true"/></text:span></text:span><text:span text:style-name="bold_5f_noitalic_5f_nounderline"><text:span text:style-name="T9">chruthú an chiona indíotáilte arb éard é bainistiú </text:span></text:span><text:span text:style-name="bold_5f_noitalic_5f_nounderline"><text:span text:style-name="T9"><text:hidden-text text:condition="ooow:" text:string-value="P12:L10" text:is-hidden="true"/></text:span></text:span><text:span text:style-name="bold_5f_noitalic_5f_nounderline"><text:span text:style-name="T9">mórfhaillíoch ag gníomhaire is ardbhainisteoir </text:span></text:span><text:span text:style-name="bold_5f_noitalic_5f_nounderline"><text:span text:style-name="T9"><text:hidden-text text:condition="ooow:" text:string-value="P12:L11" text:is-hidden="true"/></text:span></text:span><text:span text:style-name="bold_5f_noitalic_5f_nounderline"><text:span text:style-name="T9">de chuid an ghnóthais, ar bainistiú mórfhaillíoch </text:span></text:span><text:span text:style-name="bold_5f_noitalic_5f_nounderline"><text:span text:style-name="T9"><text:hidden-text text:condition="ooow:" text:string-value="P12:L12" text:is-hidden="true"/></text:span></text:span><text:span text:style-name="bold_5f_noitalic_5f_nounderline"><text:span text:style-name="T9">é is cúis le bás, agus do dhéanamh socrú i </text:span></text:span><text:span text:style-name="bold_5f_noitalic_5f_nounderline"><text:span text:style-name="T9"><text:hidden-text text:condition="ooow:" text:string-value="P12:L13" text:is-hidden="true"/></text:span></text:span><text:span text:style-name="bold_5f_noitalic_5f_nounderline"><text:span text:style-name="T9">dtaobh nithe gaolmhara</text:span></text:span><text:span text:style-name="bold_5f_noitalic_5f_nounderline"><text:span text:style-name="T10">.</text:span></text:span></text:p>
            <text:p text:style-name="P14"><text:hidden-text text:condition="ooow:" text:string-value="P12:L14" text:is-hidden="true"/> </text:p>
            <text:p text:style-name="P18"><text:hidden-text text:condition="ooow:" text:string-value="P12:L15" text:is-hidden="true"/>Na Seanadóirí Marcus Ó Dálaigh, Robbie <text:hidden-text text:condition="ooow:" text:string-value="P12:L16" text:is-hidden="true"/>Gallagher agus Lorraine Clifford-Lee a thug <text:hidden-text text:condition="ooow:" text:string-value="P12:L17" text:is-hidden="true"/>isteach,</text:p>
            <text:p text:style-name="P17"><text:hidden-text text:condition="ooow:" text:string-value="P12:L18" text:is-hidden="true"/>13 <text:span text:style-name="T4">Iúil,</text:span> 2016</text:p>
            <text:p text:style-name="P15"><text:hidden-text text:condition="ooow:" text:string-value="P12:L19" text:is-hidden="true"/> </text:p>
            <text:p text:style-name="P11"><text:hidden-text text:condition="ooow:" text:string-value="P12:L20" text:is-hidden="true"/> </text:p>
          </table:table-cell>
          <table:table-cell table:style-name="Table1.B1" office:value-type="string">
            <text:p text:style-name="P20">Corporate Manslaughter (No. 2) Bill 2016<text:line-break/></text:p>
            <text:p text:style-name="P13"><text:s/></text:p>
            <text:p text:style-name="P12">BILL</text:p>
            <text:p text:style-name="P16">(as initiated)</text:p>
            <text:p text:style-name="P16">entitled</text:p>
            <text:p text:style-name="P24">An Act <text:span text:style-name="T8">to create the indictable offence of corporate manslaughter by an undertaking, to create the indictable offence of grossly negligent management causing death by a high managerial agent of the undertaking, and to provide for related matters.<text:line-break/></text:span></text:p>
            <text:p text:style-name="P13"/>
            <text:p text:style-name="P18">Introduced by Senators Mark Daly, Robbie Gallagher, Lorraine Clifford-Lee,<text:line-break/></text:p>
            <text:p text:style-name="P17"><text:span text:style-name="T13">13</text:span><text:span text:style-name="T4">th July,</text:span> 2016</text:p>
            <text:p text:style-name="P13"/>
            <text:p text:style-name="P10"/>
          </table:table-cell>
        </table:table-row>
      </table:table>
      <text:p text:style-name="Standard"><text:hidden-text text:condition="ooow:" text:string-value="P12:L21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12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64 of 2016" text:name="Footer"/>
        </text:user-field-decls>
        <text:p text:style-name="P2"><text:span text:style-name="T1"><text:tab/>[</text:span><text:span text:style-name="T1"><text:user-field-get text:name="Footer">No. 64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12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12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64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27:10</dc:date>
    <meta:printed-by>Nici Higgins</meta:printed-by>
    <meta:print-date>2009-05-27T14:24:24</meta:print-date>
    <meta:editing-cycles>661</meta:editing-cycles>
    <meta:editing-duration>P2DT6H40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2" meta:paragraph-count="183" meta:word-count="2449" meta:character-count="16126"/>
  </office:meta>
</office:document-meta>
</file>